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list-style-name="LFO1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</office:automatic-styles>
  <office:body>
    <office:text text:use-soft-page-breaks="true">
      <text:p text:style-name="P1">WSTĘP</text:p>
      <text:p text:style-name="Standard"/>
      <text:p text:style-name="Standard">Oferuję pomoc psychologiczną skoncentrowaną<text:s/>głównie<text:s/>wokół kwestii zdrowia<text:s/>emocjonalnego<text:s/>małych dzieci oraz dzieci w wieku szkolnym. Poradnictwo i wsparcie dla rodziców, <text:s/>gdy<text:s/>dziecko przeżywa trudności lub gdy niepokoją się przebiegiem rozwoju dziecka . Pracuję łącząc podejście systemowe z poznawczo-behawioralnym, odwołuję się do psychologii rozwojowej. <text:s/>Bliskie mi są koncepcje Porozumienia Bez Przemocy oraz Self-Reg.</text:p>
      <text:p text:style-name="Standard"/>
      <text:p text:style-name="Standard"/>
      <text:p text:style-name="Standard"/>
      <text:p text:style-name="P2">O MNIE</text:p>
      <text:p text:style-name="P3"/>
      <text:p text:style-name="Standard">Jestem absolwentką Psychologii Uniwersytetu Wrocławskiego oraz logopedą (studia podyplomowe, również na UWr). Ukończyłam szereg szkoleń i kursów z zakresu pracy z dziećmi i młodzieżą, m.in. roczne szkolenie z terapii poznawczo – behawioralnej dzieci <text:s/>i<text:s/>młodzieży, rok szkolenia z zakresu systemowej terapii rodziny – podstawy pracy z rodziną, szkolenie z zakresu prowadzenia treningu umiejętności rodzicielskich, szkolenie<text:s/>Trener<text:s/>umiejętności<text:s/>społecznych (TUS) dla dzieci i młodzieży z zaburzeniami ze spektrum autyzmu oraz szkolenia dotyczące zaburzeń rozwojowych.</text:p>
      <text:p text:style-name="Standard">Mam ponad 11-letnie doświadczenie w pracy klinicznej z dziećmi i młodzieżą oraz rodzicami. Moje oddziaływania w dużej mierze odnosiły się do problemów dzieci chorych somatycznie oraz z objawami psychosomatycznymi, a także niepełnosprawnych. Wymagały współpracy z rodzicami, a także z innymi specjalistami. Moje doświadczenie zawodowe obejmuje diagnozę i terapię psychologiczną dzieci i młodzieży w obszarach<text:s/>funkcjonowania<text:s/>emocjonalnego, społecznego oraz poznawczego, pracę z niemowlętami i ich rodzicami, przeprowadzam diagnozę i terapię zaburzeń <text:s/>rozwoju psychoruchowego. Zajmuję się również rehabilitacją psychologiczną dzieci z zaburzeniami neurologicznymi, deficytami rozwoju intelektualnego, zaburzeniami neurorozwojowymi. Doświadczenie zdobyłam pracując w szpitalach Wrocławia oraz Rzeszowa, na oddziałach<text:s/>neonatologii, ginekologiczno-położniczym, reumatologii dziecięcej, endokrynologii dziecięcej, oddziale rehabilitacji ogólnoustrojowej dzieci i<text:s/>młodzieży<text:s/>oraz oddziale rehabilitacji neurologicznej dzieci i młodzieży (gdzie pracuję nadal). Prowadziłam też zajęcia w przyszpitalnej szkole rodzenia, zajęcia z zakresu psychologii dla studentów Pielęgniarstwa Uniwersytetu Rzeszowskiego, współprowadziłam warsztaty dla rodziców dzieci z nadpobudliwością psychoruchową . Obecnie zatrudniona jestem w Klinicznym Szpitalu nr 2 w Rzeszowie,<text:s/>współpracuję<text:s/>również z Niepublicznym Przedszkolem i Żłobkiem<text:s/>„Pinokio”<text:s/>w Rzeszowie. Prywatnie mężatka, mama trójki dzieci.</text:p>
      <text:p text:style-name="Standard"/>
      <text:p text:style-name="Standard"/>
      <text:p text:style-name="Standard"/>
      <text:p text:style-name="P4">OFERTA</text:p>
      <text:p text:style-name="P5"/>
      <text:p text:style-name="P6">Diagnoza, terapia psychologiczna i poradnictwo w zakresie problemów typowych dla wieku niemowlęcego, małych dzieci oraz dzieci w wieku szkolnym:</text:p>
      <text:p text:style-name="P7"/>
      <text:list text:style-name="LFO1" text:continue-numbering="true">
        <text:list-item>
          <text:p text:style-name="P8">problemy ze snem, trudności z zasypianiem, częste wybudzanie się</text:p>
        </text:list-item>
        <text:list-item>
          <text:p text:style-name="P9">„wymagające”, absorbujące, wyjątkowo wrażliwe niemowlęta, tzw. high need babies</text:p>
        </text:list-item>
        <text:list-item>
          <text:p text:style-name="P10">moczenie nocne/ dzienne, zanieczyszczanie się, przewlekłe zaparcia, przedłużające się odpieluchowanie</text:p>
        </text:list-item>
        <text:list-item>
          <text:p text:style-name="P11">lęki, fobie np. lęk przed rozstaniem z rodzicem, lęk przed chodzeniem do przedszkola, szkoły, lęk przed ciemnością,<text:s/>zwierzętami i inne</text:p>
        </text:list-item>
        <text:list-item>
          <text:p text:style-name="P12"><text:s/>trudności emocjonalne związane z dużymi zmianami np. narodziny rodzeństwa, rozwód, poważna choroba w rodzinie, długotrwała hospitalizacja , rozpoczęcie przedszkola/szkoły</text:p>
        </text:list-item>
        <text:list-item>
          <text:p text:style-name="P13">wybuchy złości, bicie, agresja</text:p>
        </text:list-item>
        <text:list-item>
          <text:p text:style-name="P14">duża wrażliwość, lękliwość , płaczliwość, nieśmiałość</text:p>
        </text:list-item>
        <text:list-item>
          <text:p text:style-name="P15">rywalizacja w rodzeństwie</text:p>
        </text:list-item>
        <text:list-item>
          <text:p text:style-name="P16">dolegliwości o podłożu psychosomatycznym, np. częste bóle głowy, brzucha bez określonej choroby somatycznej</text:p>
        </text:list-item>
        <text:list-item>
          <text:p text:style-name="P17">zaburzenia adaptacyjne związane ze stanem somatycznym, np. przewlekłą chorobą</text:p>
        </text:list-item>
        <text:list-item>
          <text:p text:style-name="P18">trudności w relacjach z<text:s/>rówieśnikami, brak akceptacji, przemoc ze strony rówieśników</text:p>
        </text:list-item>
        <text:list-item>
          <text:p text:style-name="P19">deficyty w zakresie relacji społecznych oraz rozwoju emocjonalnego związane z zaburzeniami ze spektrum autyzmu / zespołem Aspergera</text:p>
        </text:list-item>
      </text:list>
      <text:p text:style-name="P20"/>
      <text:p text:style-name="P21">JAK PRACUJĘ</text:p>
      <text:p text:style-name="Standard"/>
      <text:p text:style-name="Standard">Pierwsze spotkanie odbywa się bez udziału dziecka i poświęcone jest zebraniu wywiadu i<text:s/>wstępnej<text:s/>konsultacji zgłaszanych trudności. Dalszy udział<text:s/>rodziców<text:s/>w pracy nad problemem dziecka jest tym istotniejszy, im młodszy jest pacjent. W przypadku dzieci, które nie ukończyły 6 lat, praca z rodzicami jest zazwyczaj najważniejszą formą oddziaływań terapeutycznych.</text:p>
      <text:p text:style-name="Standard"/>
      <text:p text:style-name="Standard">Spotkania odbywają się raz w tygodniu i trwają 50 minut. Zwykle praca nad zgłaszanymi<text:s/>trudnościami zająć może kilka/kilkanaście spotkań, zależnie od rodzaju problemów.</text:p>
      <text:p text:style-name="Standard"/>
      <text:p text:style-name="Standard"/>
      <text:p text:style-name="P22"/>
      <text:p text:style-name="P23">KONTAKT</text:p>
      <text:p text:style-name="P24"/>
      <text:p text:style-name="P25">Przyjmuję w :</text:p>
      <text:p text:style-name="P26"><text:a xlink:href="http://www.rzelek.pl/" office:target-frame-name="_top" xlink:show="replace">http://www.rzelek.pl/</text:a><text:s text:c="3"/></text:p>
      <text:p text:style-name="Standard">Specjalistyczny Zespół Gabinetów</text:p>
      <text:p text:style-name="Standard">ul. Litewska 12, Rzeszów</text:p>
      <text:p text:style-name="Standard"/>
      <text:p text:style-name="Standard">Rejestracja:</text:p>
      <text:p text:style-name="Standard">509105711 lub ...(adres e-mail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linika Onkohematologii Dzieciecej UR</meta:initial-creator>
    <dc:creator>Łukasz Dydek</dc:creator>
    <meta:creation-date>2020-09-13T22:31:00Z</meta:creation-date>
    <dc:date>2020-10-02T18:58:00Z</dc:date>
    <meta:template xlink:href="Normal.dotm" xlink:type="simple"/>
    <meta:editing-cycles>44</meta:editing-cycles>
    <meta:editing-duration>PT56880S</meta:editing-duration>
    <meta:document-statistic meta:page-count="2" meta:paragraph-count="8" meta:word-count="633" meta:character-count="4428" meta:row-count="31" meta:non-whitespace-character-count="3803"/>
  </office:meta>
</office:document-meta>
</file>